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6.80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263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303cm" svg:height="2.54cm" svg:x="6.714cm" svg:y="1.317cm">
          <text:p text:style-name="P1">Epic</text:p>
          <text:p text:style-name="P1">(User Story but too big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763cm" svg:height="2.54cm" svg:x="7.985cm" svg:y="5.762cm">
          <text:p text:style-name="P1">User S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4.763cm" svg:height="2.54cm" svg:x="14.017cm" svg:y="11.16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763cm" svg:height="2.54cm" svg:x="2.27cm" svg:y="11.16cm">
          <text:p text:style-name="P1">Feature</text:p>
          <text:p text:style-name="P1">(BDD)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763cm" svg:height="2.54cm" svg:x="2.27cm" svg:y="15.605cm">
          <text:p text:style-name="P1">Test</text:p>
          <text:p text:style-name="P1">(BDD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763cm" svg:height="2.54cm" svg:x="2.269cm" svg:y="19.732cm">
          <text:p text:style-name="P1">Test</text:p>
          <text:p text:style-name="P1">(TDD)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763cm" svg:height="2.54cm" svg:x="2.269cm" svg:y="24.177cm">
          <text:p text:style-name="P1">Cod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365cm" svg:y1="3.857cm" svg:x2="10.366cm" svg:y2="5.762cm" draw:start-shape="id1" draw:start-glue-point="2" draw:end-shape="id2" draw:end-glue-point="0" svg:d="M10365 3857l1 1905" svg:viewBox="0 0 2 1906">
          <text:p/>
        </draw:connector>
        <draw:connector draw:style-name="gr4" draw:text-style-name="P2" draw:layer="layout" draw:type="line" svg:x1="10.366cm" svg:y1="8.302cm" svg:x2="4.651cm" svg:y2="11.16cm" draw:start-shape="id2" draw:start-glue-point="2" draw:end-shape="id3" draw:end-glue-point="0" svg:d="M10366 8302l-5715 2858" svg:viewBox="0 0 5716 2859">
          <text:p/>
        </draw:connector>
        <draw:connector draw:style-name="gr5" draw:text-style-name="P2" draw:layer="layout" draw:type="line" svg:x1="4.651cm" svg:y1="13.7cm" svg:x2="4.651cm" svg:y2="15.605cm" draw:start-shape="id3" draw:start-glue-point="2" draw:end-shape="id4" svg:d="M4651 13700v1905" svg:viewBox="0 0 1 1906">
          <text:p/>
        </draw:connector>
        <draw:connector draw:style-name="gr6" draw:text-style-name="P2" draw:layer="layout" draw:type="line" svg:x1="4.651cm" svg:y1="18.145cm" svg:x2="4.65cm" svg:y2="19.732cm" draw:start-shape="id4" draw:start-glue-point="2" draw:end-shape="id5" draw:end-glue-point="0" svg:d="M4651 18145l-1 1587" svg:viewBox="0 0 2 1588">
          <text:p/>
        </draw:connector>
        <draw:connector draw:style-name="gr7" draw:text-style-name="P2" draw:layer="layout" draw:type="line" svg:x1="4.65cm" svg:y1="22.272cm" svg:x2="4.65cm" svg:y2="24.177cm" draw:start-shape="id5" draw:start-glue-point="2" draw:end-shape="id6" draw:end-glue-point="0" svg:d="M4650 22272v1905" svg:viewBox="0 0 1 1906">
          <text:p/>
        </draw:connector>
        <draw:connector draw:style-name="gr8" draw:text-style-name="P2" draw:layer="layout" draw:type="line" svg:x1="10.366cm" svg:y1="8.302cm" svg:x2="16.398cm" svg:y2="11.16cm" draw:start-shape="id2" draw:start-glue-point="2" draw:end-shape="id7" draw:end-glue-point="0" svg:d="M10366 8302l6032 2858" svg:viewBox="0 0 6033 28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5T07:50:09.411446787</meta:creation-date>
    <meta:generator>LibreOffice/7.0.4.2$Linux_X86_64 LibreOffice_project/00$Build-2</meta:generator>
    <dc:date>2023-09-05T07:59:38.632019671</dc:date>
    <meta:editing-duration>PT9M27S</meta:editing-duration>
    <meta:editing-cycles>4</meta:editing-cycles>
    <meta:document-statistic meta:object-count="13"/>
  </office:meta>
</office:document-meta>
</file>